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0.179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3" table:default-cell-style-name="ce7"/>
        <table:table-column table:style-name="co3" table:default-cell-style-name="ce2"/>
        <table:table-column table:style-name="co3" table:default-cell-style-name="ce7"/>
        <table:table-column table:style-name="co3" table:default-cell-style-name="ce2"/>
        <table:table-column table:style-name="co3" table:default-cell-style-name="ce7"/>
        <table:table-column table:style-name="co5" table:default-cell-style-name="ce2"/>
        <table:table-column table:style-name="co3" table:number-columns-repeated="2" table:default-cell-style-name="ce8"/>
        <table:table-column table:style-name="co3" table:number-columns-repeated="1010" table:default-cell-style-name="ce2"/>
        <table:table-column table:style-name="co3" table:number-columns-repeated="2" table:default-cell-style-name="ce10"/>
        <table:table-row table:style-name="ro1">
          <table:table-cell table:style-name="ce1"/>
          <table:table-cell table:style-name="ce3" office:value-type="float" office:value="2012">
            <text:p>2012</text:p>
          </table:table-cell>
          <table:table-cell table:style-name="ce5"/>
          <table:table-cell table:style-name="ce1"/>
          <table:table-cell/>
          <table:table-cell table:style-name="ce3" office:value-type="float" office:value="2010">
            <text:p>2010</text:p>
          </table:table-cell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Extractor</text:p>
          </table:table-cell>
          <table:table-cell table:style-name="ce1" office:value-type="string">
            <text:p>Triples</text:p>
          </table:table-cell>
          <table:table-cell table:style-name="ce5"/>
          <table:table-cell table:style-name="ce1" office:value-type="string">
            <text:p>URLs</text:p>
          </table:table-cell>
          <table:table-cell/>
          <table:table-cell table:style-name="ce1" office:value-type="string">
            <text:p>Triples</text:p>
          </table:table-cell>
          <table:table-cell table:style-name="ce5"/>
          <table:table-cell table:style-name="ce1" office:value-type="string">
            <text:p>URLs</text:p>
          </table:table-cell>
          <table:table-cell table:number-columns-repeated="2"/>
          <table:table-cell table:style-name="ce9" office:value-type="string">
            <text:p>Δ Triples</text:p>
          </table:table-cell>
          <table:table-cell table:style-name="ce9" office:value-type="string">
            <text:p>Δ URLs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rdfa</text:p>
          </table:table-cell>
          <table:table-cell table:style-name="ce4" office:value-type="float" office:value="456169126">
            <text:p>456169126</text:p>
          </table:table-cell>
          <table:table-cell table:style-name="ce6" table:formula="of:=[.B3]/[.$B$15]" office:value-type="percentage" office:value="0.138474406211884">
            <text:p>14%</text:p>
          </table:table-cell>
          <table:table-cell table:style-name="ce4" office:value-type="float" office:value="67901246">
            <text:p>67901246</text:p>
          </table:table-cell>
          <table:table-cell table:formula="of:=[.D3]/[.D$15]" office:value-type="percentage" office:value="0.359606402920777">
            <text:p>36%</text:p>
          </table:table-cell>
          <table:table-cell table:style-name="ce4" office:value-type="float" office:value="293542991">
            <text:p>293542991</text:p>
          </table:table-cell>
          <table:table-cell table:style-name="ce6" table:formula="of:=[.F3]/[.F$15]" office:value-type="percentage" office:value="0.0565236631693185">
            <text:p>6%</text:p>
          </table:table-cell>
          <table:table-cell table:style-name="ce4" office:value-type="float" office:value="14314036">
            <text:p>14314036</text:p>
          </table:table-cell>
          <table:table-cell table:formula="of:=[.H3]/[.H$15]" office:value-type="percentage" office:value="0.0968002852361941">
            <text:p>10%</text:p>
          </table:table-cell>
          <table:table-cell/>
          <table:table-cell table:formula="of:=[.C3]-[.G3]" office:value-type="percentage" office:value="0.0819507430425658">
            <text:p>8%</text:p>
          </table:table-cell>
          <table:table-cell table:formula="of:=[.E3]-[.I3]" office:value-type="percentage" office:value="0.262806117684582">
            <text:p>26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icrodata</text:p>
          </table:table-cell>
          <table:table-cell table:style-name="ce4" office:value-type="float" office:value="404413915">
            <text:p>404413915</text:p>
          </table:table-cell>
          <table:table-cell table:style-name="ce6" table:formula="of:=[.B4]/[.$B$15]" office:value-type="percentage" office:value="0.122763627680161">
            <text:p>12%</text:p>
          </table:table-cell>
          <table:table-cell table:style-name="ce4" office:value-type="float" office:value="26929865">
            <text:p>26929865</text:p>
          </table:table-cell>
          <table:table-cell table:formula="of:=[.D4]/[.D$15]" office:value-type="percentage" office:value="0.142621121912728">
            <text:p>14%</text:p>
          </table:table-cell>
          <table:table-cell table:style-name="ce4" office:value-type="float" office:value="1197115">
            <text:p>1197115</text:p>
          </table:table-cell>
          <table:table-cell table:style-name="ce6" table:formula="of:=[.F4]/[.F$15]" office:value-type="percentage" office:value="0.000230512487470493">
            <text:p>0%</text:p>
          </table:table-cell>
          <table:table-cell table:style-name="ce4" office:value-type="float" office:value="56964">
            <text:p>56964</text:p>
          </table:table-cell>
          <table:table-cell table:formula="of:=[.H4]/[.H$15]" office:value-type="percentage" office:value="0.000385225484146788">
            <text:p>0%</text:p>
          </table:table-cell>
          <table:table-cell/>
          <table:table-cell table:formula="of:=[.C4]-[.G4]" office:value-type="percentage" office:value="0.12253311519269">
            <text:p>12%</text:p>
          </table:table-cell>
          <table:table-cell table:formula="of:=[.E4]-[.I4]" office:value-type="percentage" office:value="0.142235896428581">
            <text:p>14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geo</text:p>
          </table:table-cell>
          <table:table-cell table:style-name="ce4" office:value-type="float" office:value="11222766">
            <text:p>11222766</text:p>
          </table:table-cell>
          <table:table-cell table:style-name="ce6" table:formula="of:=[.B5]/[.$B$15]" office:value-type="percentage" office:value="0.00340677562186644">
            <text:p>0%</text:p>
          </table:table-cell>
          <table:table-cell table:style-name="ce4" office:value-type="float" office:value="2491933">
            <text:p>2491933</text:p>
          </table:table-cell>
          <table:table-cell table:formula="of:=[.D5]/[.D$15]" office:value-type="percentage" office:value="0.0131973286977617">
            <text:p>1%</text:p>
          </table:table-cell>
          <table:table-cell table:style-name="ce4" office:value-type="float" office:value="28831795">
            <text:p>28831795</text:p>
          </table:table-cell>
          <table:table-cell table:style-name="ce6" table:formula="of:=[.F5]/[.F$15]" office:value-type="percentage" office:value="0.005551754663244">
            <text:p>1%</text:p>
          </table:table-cell>
          <table:table-cell table:style-name="ce4" office:value-type="float" office:value="5051622">
            <text:p>5051622</text:p>
          </table:table-cell>
          <table:table-cell table:formula="of:=[.H5]/[.H$15]" office:value-type="percentage" office:value="0.0341621643612908">
            <text:p>3%</text:p>
          </table:table-cell>
          <table:table-cell/>
          <table:table-cell table:formula="of:=[.C5]-[.G5]" office:value-type="percentage" office:value="-0.00214497904137755">
            <text:p>-0%</text:p>
          </table:table-cell>
          <table:table-cell table:formula="of:=[.E5]-[.I5]" office:value-type="percentage" office:value="-0.020964835663529">
            <text:p>-2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calendar</text:p>
          </table:table-cell>
          <table:table-cell table:style-name="ce4" office:value-type="float" office:value="65547870">
            <text:p>65547870</text:p>
          </table:table-cell>
          <table:table-cell table:style-name="ce6" table:formula="of:=[.B6]/[.$B$15]" office:value-type="percentage" office:value="0.0198976692182008">
            <text:p>2%</text:p>
          </table:table-cell>
          <table:table-cell table:style-name="ce4" office:value-type="float" office:value="1506379">
            <text:p>1506379</text:p>
          </table:table-cell>
          <table:table-cell table:formula="of:=[.D6]/[.D$15]" office:value-type="percentage" office:value="0.00797781433385474">
            <text:p>1%</text:p>
          </table:table-cell>
          <table:table-cell table:style-name="ce4" office:value-type="float" office:value="65727393">
            <text:p>65727393</text:p>
          </table:table-cell>
          <table:table-cell table:style-name="ce6" table:formula="of:=[.F6]/[.F$15]" office:value-type="percentage" office:value="0.01265624844345">
            <text:p>1%</text:p>
          </table:table-cell>
          <table:table-cell table:style-name="ce4" office:value-type="float" office:value="2747276">
            <text:p>2747276</text:p>
          </table:table-cell>
          <table:table-cell table:formula="of:=[.H6]/[.H$15]" office:value-type="percentage" office:value="0.018578764257862">
            <text:p>2%</text:p>
          </table:table-cell>
          <table:table-cell/>
          <table:table-cell table:formula="of:=[.C6]-[.G6]" office:value-type="percentage" office:value="0.00724142077475079">
            <text:p>1%</text:p>
          </table:table-cell>
          <table:table-cell table:formula="of:=[.E6]-[.I6]" office:value-type="percentage" office:value="-0.0106009499240073">
            <text:p>-1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card</text:p>
          </table:table-cell>
          <table:table-cell table:style-name="ce4" office:value-type="float" office:value="1837847772">
            <text:p>1837847772</text:p>
          </table:table-cell>
          <table:table-cell table:style-name="ce6" table:formula="of:=[.B7]/[.$B$15]" office:value-type="percentage" office:value="0.557895886482099">
            <text:p>56%</text:p>
          </table:table-cell>
          <table:table-cell table:style-name="ce4" office:value-type="float" office:value="61360686">
            <text:p>61360686</text:p>
          </table:table-cell>
          <table:table-cell table:formula="of:=[.D7]/[.D$15]" office:value-type="percentage" office:value="0.324967461910953">
            <text:p>32%</text:p>
          </table:table-cell>
          <table:table-cell table:style-name="ce4" office:value-type="float" office:value="3226066019">
            <text:p>3226066019</text:p>
          </table:table-cell>
          <table:table-cell table:style-name="ce6" table:formula="of:=[.F7]/[.F$15]" office:value-type="percentage" office:value="0.621200555321521">
            <text:p>62%</text:p>
          </table:table-cell>
          <table:table-cell table:style-name="ce4" office:value-type="float" office:value="83583167">
            <text:p>83583167</text:p>
          </table:table-cell>
          <table:table-cell table:formula="of:=[.H7]/[.H$15]" office:value-type="percentage" office:value="0.565240607648636">
            <text:p>57%</text:p>
          </table:table-cell>
          <table:table-cell/>
          <table:table-cell table:formula="of:=[.C7]-[.G7]" office:value-type="percentage" office:value="-0.0633046688394214">
            <text:p>-6%</text:p>
          </table:table-cell>
          <table:table-cell table:formula="of:=[.E7]-[.I7]" office:value-type="percentage" office:value="-0.240273145737682">
            <text:p>-24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listing</text:p>
          </table:table-cell>
          <table:table-cell table:style-name="ce4" office:value-type="float" office:value="20703189">
            <text:p>20703189</text:p>
          </table:table-cell>
          <table:table-cell table:style-name="ce6" table:formula="of:=[.B8]/[.$B$15]" office:value-type="percentage" office:value="0.00628464672435419">
            <text:p>1%</text:p>
          </table:table-cell>
          <table:table-cell table:style-name="ce4" office:value-type="float" office:value="197027">
            <text:p>197027</text:p>
          </table:table-cell>
          <table:table-cell table:formula="of:=[.D8]/[.D$15]" office:value-type="percentage" office:value="0.00104345906624853">
            <text:p>0%</text:p>
          </table:table-cell>
          <table:table-cell table:style-name="ce4" office:value-type="float" office:value="88146122">
            <text:p>88146122</text:p>
          </table:table-cell>
          <table:table-cell table:style-name="ce6" table:formula="of:=[.F8]/[.F$15]" office:value-type="percentage" office:value="0.0169731244225472">
            <text:p>2%</text:p>
          </table:table-cell>
          <table:table-cell table:style-name="ce4" office:value-type="float" office:value="1227574">
            <text:p>1227574</text:p>
          </table:table-cell>
          <table:table-cell table:formula="of:=[.H8]/[.H$15]" office:value-type="percentage" office:value="0.0083016078308407">
            <text:p>1%</text:p>
          </table:table-cell>
          <table:table-cell/>
          <table:table-cell table:formula="of:=[.C8]-[.G8]" office:value-type="percentage" office:value="-0.010688477698193">
            <text:p>-1%</text:p>
          </table:table-cell>
          <table:table-cell table:formula="of:=[.E8]-[.I8]" office:value-type="percentage" office:value="-0.00725814876459217">
            <text:p>-1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resume</text:p>
          </table:table-cell>
          <table:table-cell table:style-name="ce4" office:value-type="float" office:value="432363">
            <text:p>432363</text:p>
          </table:table-cell>
          <table:table-cell table:style-name="ce6" table:formula="of:=[.B9]/[.$B$15]" office:value-type="percentage" office:value="0.000131247833929447">
            <text:p>0%</text:p>
          </table:table-cell>
          <table:table-cell table:style-name="ce4" office:value-type="float" office:value="20762">
            <text:p>20762</text:p>
          </table:table-cell>
          <table:table-cell table:formula="of:=[.D9]/[.D$15]" office:value-type="percentage" office:value="0.000109955981329726">
            <text:p>0%</text:p>
          </table:table-cell>
          <table:table-cell table:style-name="ce4" office:value-type="float" office:value="12640527">
            <text:p>12640527</text:p>
          </table:table-cell>
          <table:table-cell table:style-name="ce6" table:formula="of:=[.F9]/[.F$15]" office:value-type="percentage" office:value="0.00243401788609109">
            <text:p>0%</text:p>
          </table:table-cell>
          <table:table-cell table:style-name="ce4" office:value-type="float" office:value="387364">
            <text:p>387364</text:p>
          </table:table-cell>
          <table:table-cell table:formula="of:=[.H9]/[.H$15]" office:value-type="percentage" office:value="0.00261959280319213">
            <text:p>0%</text:p>
          </table:table-cell>
          <table:table-cell/>
          <table:table-cell table:formula="of:=[.C9]-[.G9]" office:value-type="percentage" office:value="-0.00230277005216164">
            <text:p>-0%</text:p>
          </table:table-cell>
          <table:table-cell table:formula="of:=[.E9]-[.I9]" office:value-type="percentage" office:value="-0.00250963682186241">
            <text:p>-0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review</text:p>
          </table:table-cell>
          <table:table-cell table:style-name="ce4" office:value-type="float" office:value="50475411">
            <text:p>50475411</text:p>
          </table:table-cell>
          <table:table-cell table:style-name="ce6" table:formula="of:=[.B10]/[.$B$15]" office:value-type="percentage" office:value="0.0153222832676445">
            <text:p>2%</text:p>
          </table:table-cell>
          <table:table-cell table:style-name="ce4" office:value-type="float" office:value="1971870">
            <text:p>1971870</text:p>
          </table:table-cell>
          <table:table-cell table:formula="of:=[.D10]/[.D$15]" office:value-type="percentage" office:value="0.0104430642955711">
            <text:p>1%</text:p>
          </table:table-cell>
          <table:table-cell table:style-name="ce4" office:value-type="float" office:value="84411951">
            <text:p>84411951</text:p>
          </table:table-cell>
          <table:table-cell table:style-name="ce6" table:formula="of:=[.F10]/[.F$15]" office:value-type="percentage" office:value="0.0162540848600572">
            <text:p>2%</text:p>
          </table:table-cell>
          <table:table-cell table:style-name="ce4" office:value-type="float" office:value="2836701">
            <text:p>2836701</text:p>
          </table:table-cell>
          <table:table-cell table:formula="of:=[.H10]/[.H$15]" office:value-type="percentage" office:value="0.0191835109210147">
            <text:p>2%</text:p>
          </table:table-cell>
          <table:table-cell/>
          <table:table-cell table:formula="of:=[.C10]-[.G10]" office:value-type="percentage" office:value="-0.00093180159241274">
            <text:p>-0%</text:p>
          </table:table-cell>
          <table:table-cell table:formula="of:=[.E10]-[.I10]" office:value-type="percentage" office:value="-0.00874044662544353">
            <text:p>-1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species</text:p>
          </table:table-cell>
          <table:table-cell table:style-name="ce4" office:value-type="float" office:value="224847">
            <text:p>224847</text:p>
          </table:table-cell>
          <table:table-cell table:style-name="ce6" table:formula="of:=[.B11]/[.$B$15]" office:value-type="percentage" office:value="0.0000682544105659696">
            <text:p>0%</text:p>
          </table:table-cell>
          <table:table-cell table:style-name="ce4" office:value-type="float" office:value="14033">
            <text:p>14033</text:p>
          </table:table-cell>
          <table:table-cell table:formula="of:=[.D11]/[.D$15]" office:value-type="percentage" office:value="0.0000743190581832218">
            <text:p>0%</text:p>
          </table:table-cell>
          <table:table-cell table:style-name="ce4" office:value-type="float" office:value="391911">
            <text:p>391911</text:p>
          </table:table-cell>
          <table:table-cell table:style-name="ce6" table:formula="of:=[.F11]/[.F$15]" office:value-type="percentage" office:value="0.0000754650801945081">
            <text:p>0%</text:p>
          </table:table-cell>
          <table:table-cell table:style-name="ce4" office:value-type="float" office:value="25158">
            <text:p>25158</text:p>
          </table:table-cell>
          <table:table-cell table:formula="of:=[.H11]/[.H$15]" office:value-type="percentage" office:value="0.000170133816623919">
            <text:p>0%</text:p>
          </table:table-cell>
          <table:table-cell/>
          <table:table-cell table:formula="of:=[.C11]-[.G11]" office:value-type="percentage" office:value="-0.00000721066962853846">
            <text:p>-0%</text:p>
          </table:table-cell>
          <table:table-cell table:formula="of:=[.E11]-[.I11]" office:value-type="percentage" office:value="-0.0000958147584406969">
            <text:p>-0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license</text:p>
          </table:table-cell>
          <table:table-cell table:style-name="ce4" office:value-type="float" office:value="0">
            <text:p>0</text:p>
          </table:table-cell>
          <table:table-cell table:style-name="ce6" table:formula="of:=[.B12]/[.$B$15]" office:value-type="percentage" office:value="0">
            <text:p>0%</text:p>
          </table:table-cell>
          <table:table-cell table:style-name="ce4" office:value-type="float" office:value="0">
            <text:p>0</text:p>
          </table:table-cell>
          <table:table-cell table:formula="of:=[.D12]/[.D$15]" office:value-type="percentage" office:value="0">
            <text:p>0%</text:p>
          </table:table-cell>
          <table:table-cell table:style-name="ce4" office:value-type="float" office:value="0">
            <text:p>0</text:p>
          </table:table-cell>
          <table:table-cell table:style-name="ce6" table:formula="of:=[.F12]/[.F$15]" office:value-type="percentage" office:value="0">
            <text:p>0%</text:p>
          </table:table-cell>
          <table:table-cell table:style-name="ce4" office:value-type="float" office:value="0">
            <text:p>0</text:p>
          </table:table-cell>
          <table:table-cell table:formula="of:=[.H12]/[.H$15]" office:value-type="percentage" office:value="0">
            <text:p>0%</text:p>
          </table:table-cell>
          <table:table-cell/>
          <table:table-cell table:formula="of:=[.C12]-[.G12]" office:value-type="percentage" office:value="0">
            <text:p>0%</text:p>
          </table:table-cell>
          <table:table-cell table:formula="of:=[.E12]-[.I1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hrecipe</text:p>
          </table:table-cell>
          <table:table-cell table:style-name="ce4" office:value-type="float" office:value="5513030">
            <text:p>5513030</text:p>
          </table:table-cell>
          <table:table-cell table:style-name="ce6" table:formula="of:=[.B13]/[.$B$15]" office:value-type="percentage" office:value="0.0016735318375718">
            <text:p>0%</text:p>
          </table:table-cell>
          <table:table-cell table:style-name="ce4" office:value-type="float" office:value="422289">
            <text:p>422289</text:p>
          </table:table-cell>
          <table:table-cell table:formula="of:=[.D13]/[.D$15]" office:value-type="percentage" office:value="0.0022364512763582">
            <text:p>0%</text:p>
          </table:table-cell>
          <table:table-cell table:style-name="ce4" office:value-type="float" office:value="1228925">
            <text:p>1228925</text:p>
          </table:table-cell>
          <table:table-cell table:style-name="ce6" table:formula="of:=[.F13]/[.F$15]" office:value-type="percentage" office:value="0.000236637715394658">
            <text:p>0%</text:p>
          </table:table-cell>
          <table:table-cell table:style-name="ce4" office:value-type="float" office:value="115345">
            <text:p>115345</text:p>
          </table:table-cell>
          <table:table-cell table:formula="of:=[.H13]/[.H$15]" office:value-type="percentage" office:value="0.000780033590845294">
            <text:p>0%</text:p>
          </table:table-cell>
          <table:table-cell/>
          <table:table-cell table:formula="of:=[.C13]-[.G13]" office:value-type="percentage" office:value="0.00143689412217715">
            <text:p>0%</text:p>
          </table:table-cell>
          <table:table-cell table:formula="of:=[.E13]-[.I13]" office:value-type="percentage" office:value="0.0014564176855129">
            <text:p>0%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html-mf-xfn</text:p>
          </table:table-cell>
          <table:table-cell table:style-name="ce4" office:value-type="float" office:value="441698363">
            <text:p>441698363</text:p>
          </table:table-cell>
          <table:table-cell table:style-name="ce6" table:formula="of:=[.B14]/[.$B$15]" office:value-type="percentage" office:value="0.134081670711723">
            <text:p>13%</text:p>
          </table:table-cell>
          <table:table-cell table:style-name="ce4" office:value-type="float" office:value="26004925">
            <text:p>26004925</text:p>
          </table:table-cell>
          <table:table-cell table:formula="of:=[.D14]/[.D$15]" office:value-type="percentage" office:value="0.137722620546235">
            <text:p>14%</text:p>
          </table:table-cell>
          <table:table-cell table:style-name="ce4" office:value-type="float" office:value="1391091386">
            <text:p>1391091386</text:p>
          </table:table-cell>
          <table:table-cell table:style-name="ce6" table:formula="of:=[.F14]/[.F$15]" office:value-type="percentage" office:value="0.267863935950712">
            <text:p>27%</text:p>
          </table:table-cell>
          <table:table-cell table:style-name="ce4" office:value-type="float" office:value="37526630">
            <text:p>37526630</text:p>
          </table:table-cell>
          <table:table-cell table:formula="of:=[.H14]/[.H$15]" office:value-type="percentage" office:value="0.253778074049354">
            <text:p>25%</text:p>
          </table:table-cell>
          <table:table-cell/>
          <table:table-cell table:formula="of:=[.C14]-[.G14]" office:value-type="percentage" office:value="-0.133782265238989">
            <text:p>-13%</text:p>
          </table:table-cell>
          <table:table-cell table:formula="of:=[.E14]-[.I14]" office:value-type="percentage" office:value="-0.116055453503119">
            <text:p>-12%</text:p>
          </table:table-cell>
          <table:table-cell table:number-columns-repeated="1012"/>
        </table:table-row>
        <table:table-row table:style-name="ro3">
          <table:table-cell office:value-type="string">
            <text:p>Total</text:p>
          </table:table-cell>
          <table:table-cell table:formula="of:=SUM([.B3:.B14])" office:value-type="float" office:value="3294248652">
            <text:p>3294248652</text:p>
          </table:table-cell>
          <table:table-cell/>
          <table:table-cell table:formula="of:=SUM([.D3:.D14])" office:value-type="float" office:value="188821015">
            <text:p>188821015</text:p>
          </table:table-cell>
          <table:table-cell/>
          <table:table-cell table:formula="of:=SUM([.F3:.F14])" office:value-type="float" office:value="5193276135">
            <text:p>5193276135</text:p>
          </table:table-cell>
          <table:table-cell/>
          <table:table-cell table:formula="of:=SUM([.H3:.H14])" office:value-type="float" office:value="147871837">
            <text:p>1478718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percentage-style style:name="N122P0" style:volatile="true">
      <number:number number:decimal-places="0" number:min-integer-digits="1"/>
      <number:text>%</number:text>
    </number:percentage-style>
    <number:percentage-style style:name="N122">
      <style:text-properties fo:color="#ff0000"/>
      <number:text>-</number:text>
      <number:number number:decimal-places="0" number:min-integer-digits="1"/>
      <number:text>%</number:text>
      <style:map style:condition="value()&gt;=0" style:apply-style-name="N122P0"/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5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es Mühleisen</meta:initial-creator>
    <meta:creation-date>2012-03-21T14:58:04</meta:creation-date>
    <dc:date>2012-03-21T15:09:25</dc:date>
    <dc:creator>Hannes Mühleisen</dc:creator>
    <meta:editing-duration>PT11M22S</meta:editing-duration>
    <meta:editing-cycles>1</meta:editing-cycles>
    <meta:document-statistic meta:table-count="3" meta:cell-count="146" meta:object-count="0"/>
    <meta:generator>LibreOffice/3.4$Unix LibreOffice_project/340m1$Build-402</meta:generator>
  </office:meta>
</office:document-meta>
</file>